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1aa8ee" officeooo:paragraph-rsid="001aa8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</meta:initial-creator>
    <meta:creation-date>2016-01-12T10:52:02.478594508</meta:creation-date>
    <dc:date>2016-01-12T10:52:13.078208575</dc:date>
    <dc:creator>Miklos </dc:creator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Dev/5.2.0.0.alpha0$Linux_X86_64 LibreOffice_project/414c5c5aee8692614e4e5a5f97d11bea157bcaef</meta:generator>
  </office:meta>
</office:document-meta>
</file>

<file path=META-INF/documentsignatures.xml><?xml version="1.0" encoding="utf-8"?>
<document-signatures xmlns="urn:oasis:names:tc:opendocument:xmlns:digitalsignature:1.0"/>
</file>